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2" style:family="graphic" style:parent-style-name="standard">
      <style:graphic-properties draw:stroke="none" draw:fill="none" fo:min-height="3.95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gr7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start" style:writing-mode="lr-tb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fo:font-size="8pt" fo:font-weight="bold" style:font-weight-asian="bold" style:font-weight-complex="bold"/>
    </style:style>
    <style:style style:name="T4" style:family="text">
      <style:text-properties fo:color="#7f7f7f" fo:font-size="8pt" fo:font-weight="bold" style:font-weight-asian="bold" style:font-weight-complex="bold"/>
    </style:style>
    <style:style style:name="T5" style:family="text">
      <style:text-properties fo:color="#e8e8e8" fo:font-size="8pt" fo:font-weight="bold" style:font-weight-asian="bold" style:font-weight-complex="bold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6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0000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715cm" svg:height="4.207cm" svg:x="0.005cm" svg:y="3.276cm">
          <draw:text-box>
            <text:p text:style-name="P2"><text:span text:style-name="T1">Aspects for long-term sustainability:</text:span></text:p>
            <text:p text:style-name="P3"><text:span text:style-name="T2"/></text:p>
            <text:list text:style-name="L2">
              <text:list-header>
                <text:p><text:span text:style-name="T3">Energy and resource efficiency</text:span></text:p>
                <text:p><text:span text:style-name="T4"/></text:p>
                <text:p><text:span text:style-name="T3">Quality preservation</text:span></text:p>
                <text:p><text:span text:style-name="T5"/></text:p>
                <text:p><text:span text:style-name="T3">Application versatility</text:span></text:p>
                <text:p><text:span text:style-name="T5"/></text:p>
                <text:p><text:span text:style-name="T3">Platform compatibility</text:span></text:p>
                <text:p><text:span text:style-name="T5"/></text:p>
                <text:p><text:span text:style-name="T3">On-device training</text:span></text:p>
              </text:list-header>
            </text:list>
          </draw:text-box>
        </draw:frame>
        <draw:custom-shape draw:style-name="gr3" draw:text-style-name="P6" draw:layer="layout" svg:width="9.906cm" svg:height="1.57cm" svg:x="1.153cm" svg:y="1.081cm">
          <text:p text:style-name="P5"><text:span text:style-name="T6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9.445cm" svg:height="0.508cm" svg:x="1.384cm" svg:y="1.724cm">
          <text:p text:style-name="P7"><text:span text:style-name="T7">Neural network accelerator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92cm" svg:height="0.57cm" svg:x="0cm" svg:y="0cm">
          <draw:text-box>
            <text:p text:style-name="P9"><text:span text:style-name="T8">Expansion of IoT and TinyML: Requirements, Accelerators, and Challenges</text:span></text:p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1">Current state-of-the-art methods</text:span><text:span text:style-name="T2">:</text:span></text:p>
            <text:p><text:span text:style-name="T9"/></text:p>
            <text:p text:style-name="P3"><text:span text:style-name="T10">Extreme quantization</text:span></text:p>
            <text:p text:style-name="P3"><text:span text:style-name="T10"/></text:p>
            <text:list text:style-name="L1">
              <text:list-item>
                <text:p text:style-name="P3"><text:span text:style-name="T11">Complex problems</text:span></text:p>
                <text:p text:style-name="P3"><text:span text:style-name="T11"/></text:p>
              </text:list-item>
              <text:list-item>
                <text:p text:style-name="P3"><text:span text:style-name="T11">Mission-critical applications</text:span></text:p>
              </text:list-item>
            </text:list>
            <text:p text:style-name="P3"><text:span text:style-name="T11"/></text:p>
            <text:p text:style-name="P3"><text:span text:style-name="T11"/></text:p>
            <text:p text:style-name="P3"><text:span text:style-name="T10">Fixed precision</text:span></text:p>
            <text:p text:style-name="P3"><text:span text:style-name="T10"/></text:p>
            <text:list text:continue-numbering="true" text:style-name="L1">
              <text:list-item>
                <text:p><text:span text:style-name="T12">On-device training</text:span></text:p>
              </text:list-item>
            </text:list>
          </draw:text-box>
        </draw:frame>
        <draw:custom-shape draw:style-name="gr7" draw:text-style-name="P12" draw:layer="layout" svg:width="0.381cm" svg:height="0.381cm" draw:transform="rotate (0.785398163397448) translate (6.352cm 4.5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59.685863874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0.381cm" svg:height="0.381cm" draw:transform="rotate (0.785398163397448) translate (6.352cm 5.03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859.685863874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0.381cm" svg:height="0.381cm" draw:transform="rotate (0.785398163397448) translate (6.352cm 6.22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859.6858638743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0:40:29.646334860</dc:date>
    <meta:editing-duration>PT4H14M54S</meta:editing-duration>
    <meta:editing-cycles>69</meta:editing-cycles>
    <meta:generator>LibreOffice/6.4.7.2$Linux_X86_64 LibreOffice_project/40$Build-2</meta:generator>
    <meta:document-statistic meta:object-count="9"/>
  </office:meta>
</office:document-meta>
</file>